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ciones de Implementacion</text:p>
      <text:p text:style-name="P1"/>
      <text:p text:style-name="P2">Para la resolucion de este, se utilizara una estructura de archivos por bloques. Debido a que la problemática que presentan las distintas entidades del dominio son diferentes, se utilizaram distintos tipo de organizaciones y estructuras de datos de acuerdo a la entidad. Las mismas se describen a continuacion:</text:p>
      <text:p text:style-name="P2"/>
      <text:p text:style-name="Standard">Para Districto y Cargo se utilizara una organización secuencial ordenada?? con registros de longitud fija. Se opto por esta implementacion ya que los districtos y cargos variaran muy rara vez.</text:p>
      <text:p text:style-name="Standard"/>
      <text:p text:style-name="Standard">Para Votante se utilizaran registros de longitud variable organizados en un arbol b+ </text:p>
      <text:p text:style-name="Standard"/>
      <text:p text:style-name="Standard"/>
      <text:p text:style-name="Standard">El tamaño de bloque tenemos q estimarle un maximo para que los registros de logintud variable entren en un bloque???</text:p>
      <text:p text:style-name="Standard">Que cantidad de registros de longitud variable, deberian entrar en un bloque</text:p>
      <text:p text:style-name="Standard"/>
      <text:p text:style-name="Standard">Bloques que tienen registros de templates(ej. Votantes, candidatos, etc)</text:p>
      <text:p text:style-name="Standard"/>
      <text:p text:style-name="Standard">Se puede usar un una librería de parser XML, que sea de terceros para las confguraciones??</text:p>
      <text:p text:style-name="Standard"/>
      <text:p text:style-name="Standard"/>
      <text:p text:style-name="P3">PREGUNTAR AL AYUDANTE SI EL PROGRAMA SE QUEDA EJECUTANDO EN UN LOOP INFINITO HASTA Q SE PRESIONA ESC O OTRA TECLA, O ES UN COMANDO POR ACCION???</text:p>
      <text:p text:style-name="Standard"/>
      <text:p text:style-name="Standard">h(ver q arbol se usa para los tps de compresion y si no es b+ implementar el de compresion)</text:p>
      <text:p text:style-name="Standard"/>
      <text:p text:style-name="Standard"/>
      <text:p text:style-name="Standard">Se vota una sola lista, en la eleccion se va a tener una referencia a un solo cargo, es el primer cargo q se elige</text:p>
      <text:p text:style-name="Standard"/>
      <text:p text:style-name="Standard">Si en una eleccion hay cargo1, cargo2, cargo3, solo se muestra en la elecccion el cargo de mayor jerarquia</text:p>
      <text:p text:style-name="Standard"/>
      <text:p text:style-name="Standard">En todos los districtos donde se lleva la eleccion. Es intendente q se vota en buenos aires. O sea el cargo va a ser ´Intendente de Buenos Aires´ </text:p>
      <text:p text:style-name="Standard"/>
      <text:p text:style-name="Standard">El votante pertenece a un districto</text:p>
      <text:p text:style-name="Standard">La eleccion esta relacionada con un o mas districtos</text:p>
      <text:p text:style-name="Standard"/>
      <text:p text:style-name="Standard">Se creo una entidad conteo que va a relaciona eleccion, con lista y con districto, con</text:p>
      <text:p text:style-name="Standard"/>
      <text:p text:style-name="Standard">Un votante puede partivcipar de muchas elecciones y una eleccion tiene muchos votantes.</text:p>
      <text:p text:style-name="Standard"/>
      <text:p text:style-name="Standard">La lista pertenece a una elecccion.</text:p>
      <text:p text:style-name="Standard"/>
      <text:p text:style-name="Standard">Distrito(nombre)</text:p>
      <text:p text:style-name="Standard">Eleccion(ID, Id_cargo, (Id_Dsitricto)+, Fecha_Elecc)</text:p>
      <text:p text:style-name="Standard">Conteo(Id_Lista, Id_Distrito, Id_Eleccion, Cantidad)</text:p>
      <text:p text:style-name="Standard">Votante(Id,Id_Distrito, Nombre, …, (Id_eleccion)*)</text:p>
      <text:p text:style-name="Standard">Candidato(Id_Cotante, Id_Lista, Id_Cargo)</text:p>
      <text:p text:style-name="Standard"><text:soft-page-break/></text:p>
      <text:p text:style-name="Standard">Informes por eleccion: votos por cada lista en esa eleccion</text:p>
      <text:p text:style-name="Standard">Por distrito: en ese distrito, tuve tales elecciones y hubo tal ganador por eleccion</text:p>
      <text:p text:style-name="Standard">Por Lista: candidatos de la lista y resultados por lista </text:p>
      <text:p text:style-name="Standard"/>
      <text:p text:style-name="Standard">Modulo votante automatico</text:p>
      <text:p text:style-name="Standard">Modulo Administrador para carga inicial</text:p>
      <text:p text:style-name="Standard"/>
      <text:p text:style-name="Standard"/>
      <text:p text:style-name="Standard">La entrega son 5 semanas desde el 14 de Septiembre</text:p>
      <text:p text:style-name="Standard"/>
      <text:p text:style-name="Standard">Para la proxima traer, donde necesito indices, que tipos de indices vamos a usar y q estructuras de datos vamos a usar.</text:p>
      <text:p text:style-name="Standard"/>
      <text:p text:style-name="Standard">Para Votante se utilizaran registros de longitud variable organizados en un arbol b+ (ver q arbol se usa para los tps de compresion y si no es b+ implementar el de compresion)</text:p>
      <text:p text:style-name="Standard"/>
      <text:p text:style-name="Standard"/>
      <text:p text:style-name="Standard"/>
      <text:p text:style-name="P1">Estructura Loggin:</text:p>
      <text:p text:style-name="P1"/>
      <text:p text:style-name="P1">Ademas se va a logguear Acceso, Acceso Fallido, voto, voto ingresado, cambio de voto. </text:p>
      <text:p text:style-name="P1">Debido a que esta entidad debera loguear otras acciones, necesitaremos que de una clase VotanteLogueable que herede de Logueble y el Votante herede de VotanteLogueable</text:p>
      <text:p text:style-name="Standard"/>
      <text:p text:style-name="Standard">&lt;Fecha&gt;, &lt;Entidad&gt;,&lt;Accion&gt;,&lt;Descripcion&gt; (nueva linea)</text:p>
      <text:p text:style-name="Standard"/>
      <text:p text:style-name="P1">NOTA: O poedemos usar Logger.Log(nombreClase, accion, descripcion)</text:p>
      <text:p text:style-name="P1"/>
      <text:p text:style-name="P1">public void ::Votante Alta(){</text:p>
      <text:p text:style-name="P1"><text:tab/>….</text:p>
      <text:p text:style-name="P1"><text:tab/>this.LogAlta();</text:p>
      <text:p text:style-name="P1">}</text:p>
      <text:p text:style-name="P1"/>
      <text:p text:style-name="P1">public void ::Votante LogAlta()</text:p>
      <text:p text:style-name="P1">{</text:p>
      <text:p text:style-name="P1"><text:tab/>Logger.Log(this.className, ¨Alta¨, ¨Se dio de alta ….¨</text:p>
      <text:p text:style-name="P1">}</text:p>
      <text:p text:style-name="Standard"/>
      <text:p text:style-name="P1">Archivo de Configuracion:</text:p>
      <text:p text:style-name="Standard"/>
      <text:p text:style-name="Standard">&lt;Prefijo&gt;; &lt;Valor&gt;</text:p>
      <text:p text:style-name="Standard"/>
      <text:p text:style-name="Standard"/>
      <text:p text:style-name="Standard"/>
      <text:p text:style-name="Standard"/>
      <text:p text:style-name="P4">CONSULTAS A AYUDANTE:</text:p>
      <text:p text:style-name="P5"><text:soft-page-break/></text:p>
      <text:list xml:id="list744224975" text:style-name="L1">
        <text:list-item>
          <text:p text:style-name="P7">El atributo clave en la entidad Votante que representa, es un entero o un string??</text:p>
        </text:list-item>
        <text:list-item>
          <text:p text:style-name="P7">Hay q verificar q el ID de una entidad sea unico?? preguntarlo mas adelante si hay tiempo de implementarlo</text:p>
        </text:list-item>
        <text:list-item>
          <text:p text:style-name="P7">Por lo q veo en el modelo una lista esta asociada con una y solo una eleccion en particular</text:p>
        </text:list-item>
        <text:list-item>
          <text:p text:style-name="P7">El candidato esta asociado con una lista y un cargo, o sea q solo se puede postular de por vida en esa lista y cargo?? o a una eleccion?? por q si cambiamos la lista o el cargo para otra eleccion. Abria q cambiar las referencias en las elecciones anteriores lo cual los reportes de elecciones pasadas no servirian. O q pasaria????</text:p>
        </text:list-item>
      </text:list>
      <text:p text:style-name="P6"/>
      <text:p text:style-name="P6"/>
      <text:p text:style-name="P6"/>
      <text:p text:style-name="P6"/>
      <text:p text:style-name="P6">Podria hacer una clase padre de las entidades de la votacion q sea Hasheable, en la clase padre hacer getHashId(); retorne un atributo de instancia string hashId, entonces lo unico q hay q hacer es en el contructor o si cambio alguna propiedad del Id en un setter, setear la propiedad hashID y no haria falta redefinir el metodo en todas las clases hijas.</text:p>
      <text:p text:style-name="P6"/>
      <text:p text:style-name="P6"/>
      <text:p text:style-name="P6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</meta:initial-creator>
    <meta:creation-date>2011-09-14T19:50:01</meta:creation-date>
    <dc:date>2011-09-24T18:30:25</dc:date>
    <dc:creator>Facundo </dc:creator>
    <meta:editing-duration>PT3H15M27S</meta:editing-duration>
    <meta:editing-cycles>26</meta:editing-cycles>
    <meta:generator>LibreOffice/3.3$Unix LibreOffice_project/330m19$Build-301</meta:generator>
    <meta:document-statistic meta:table-count="0" meta:image-count="0" meta:object-count="0" meta:page-count="3" meta:paragraph-count="53" meta:word-count="707" meta:character-count="4246"/>
  </office:meta>
</office:document-meta>
</file>